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992" officeooo:paragraph-rsid="00014992"/>
    </style:style>
    <style:style style:name="P2" style:family="paragraph" style:parent-style-name="Standard">
      <style:text-properties fo:font-weight="bold" officeooo:rsid="00015659" officeooo:paragraph-rsid="00015659" style:font-weight-asian="bold" style:font-weight-complex="bold"/>
    </style:style>
    <style:style style:name="P3" style:family="paragraph" style:parent-style-name="Standard" style:list-style-name="L1">
      <style:text-properties officeooo:paragraph-rsid="00014992"/>
    </style:style>
    <style:style style:name="P4" style:family="paragraph" style:parent-style-name="Standard" style:list-style-name="L1">
      <style:text-properties officeooo:paragraph-rsid="00019b77"/>
    </style:style>
    <style:style style:name="P5" style:family="paragraph" style:parent-style-name="Standard" style:list-style-name="L1">
      <style:text-properties fo:font-size="13pt" style:text-underline-style="none" fo:font-weight="normal" officeooo:rsid="000673f1" officeooo:paragraph-rsid="00019b77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1">
      <style:text-properties fo:font-size="13pt" style:text-underline-style="none" fo:font-weight="normal" officeooo:rsid="00014992" officeooo:paragraph-rsid="00019b77" style:font-size-asian="11.3500003814697pt" style:font-weight-asian="normal" style:font-size-complex="13pt" style:font-weight-complex="normal"/>
    </style:style>
    <style:style style:name="P8" style:family="paragraph" style:parent-style-name="Standard" style:list-style-name="L2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3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4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5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6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8">
      <style:text-properties fo:font-size="13pt" style:text-underline-style="none" fo:font-weight="normal" officeooo:rsid="00014992" officeooo:paragraph-rsid="00014992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text-properties fo:font-size="13pt" style:text-underline-style="none" fo:font-weight="normal" officeooo:rsid="00015659" officeooo:paragraph-rsid="00015659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1">
      <style:text-properties fo:font-size="13pt" style:text-underline-style="none" fo:font-weight="normal" officeooo:rsid="00015659" officeooo:paragraph-rsid="00019b77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7">
      <style:text-properties fo:font-size="13pt" style:text-underline-style="none" fo:font-weight="normal" officeooo:rsid="00015659" officeooo:paragraph-rsid="00015659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">
      <style:text-properties officeooo:rsid="00014992" officeooo:paragraph-rsid="00014992"/>
    </style:style>
    <style:style style:name="T1" style:family="text">
      <style:text-properties fo:font-size="13pt" style:text-underline-style="none" fo:font-weight="normal" officeooo:rsid="000673f1" style:font-size-asian="11.3500003814697pt" style:font-weight-asian="normal" style:font-size-complex="13pt" style:font-weight-complex="normal"/>
    </style:style>
    <style:style style:name="T2" style:family="text">
      <style:text-properties fo:font-size="13pt" style:text-underline-style="none" fo:font-weight="normal" officeooo:rsid="00014992" style:font-size-asian="11.3500003814697pt" style:font-weight-asian="normal" style:font-size-complex="13pt" style:font-weight-complex="normal"/>
    </style:style>
    <style:style style:name="T3" style:family="text">
      <style:text-properties officeooo:rsid="00019b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kument pro schválení</text:p>
      <text:p text:style-name="P1"/>
      <text:p text:style-name="P1"><text:tab/></text:p>
      <text:list xml:id="list325242430131359070" text:style-name="L1">
        <text:list-item>
          <text:p text:style-name="P4"><text:span text:style-name="T3">Jak se bude systém jmenovat?</text:span></text:p>
          <text:p text:style-name="P4"><text:span text:style-name="T3">Název systému pod zkratkou BAES – <text:s/></text:span><text:span text:style-name="T2">Banking associates evaluation systém</text:span></text:p>
        </text:list-item>
      </text:list>
      <text:p text:style-name="P1"/>
      <text:list xml:id="list170343380152945" text:continue-numbering="true" text:style-name="L1">
        <text:list-item>
          <text:p text:style-name="P5"><text:span text:style-name="T3">Jaké jsou vlastnosti zaměstnance?</text:span></text:p>
          <text:p text:style-name="P5">Vlastnosti zaměstnance</text:p>
          <text:list>
            <text:list-item>
              <text:p text:style-name="P3"><text:span text:style-name="T1">J</text:span><text:span text:style-name="T2">méno </text:span></text:p>
            </text:list-item>
            <text:list-item>
              <text:p text:style-name="P6">Příjmení</text:p>
            </text:list-item>
            <text:list-item>
              <text:p text:style-name="P6">Datum narození</text:p>
            </text:list-item>
            <text:list-item>
              <text:p text:style-name="P6">Kategorie</text:p>
            </text:list-item>
            <text:list-item>
              <text:p text:style-name="P6">Vazba k pobočce</text:p>
              <text:p text:style-name="P6"/>
            </text:list-item>
          </text:list>
        </text:list-item>
        <text:list-item>
          <text:p text:style-name="P7"><text:span text:style-name="T3">Jaké jsou vlastnosti pobočky?</text:span></text:p>
          <text:p text:style-name="P7">Vlastnosti pobočky</text:p>
          <text:list>
            <text:list-item>
              <text:p text:style-name="P6">Unikátní kód</text:p>
            </text:list-item>
            <text:list-item>
              <text:p text:style-name="P6">Název</text:p>
            </text:list-item>
            <text:list-item>
              <text:p text:style-name="P6">Adresa</text:p>
            </text:list-item>
            <text:list-item>
              <text:p text:style-name="P6">Nadřízená pobočka-kód</text:p>
              <text:p text:style-name="P6"/>
            </text:list-item>
          </text:list>
        </text:list-item>
        <text:list-item>
          <text:p text:style-name="P7"><text:span text:style-name="T3">Jak se hodnotí zaměstnanci?</text:span></text:p>
          <text:p text:style-name="P7">Hodnocení</text:p>
        </text:list-item>
      </text:list>
      <text:list xml:id="list7514525474702995153" text:style-name="L2">
        <text:list-item>
          <text:p text:style-name="P8">9 otázek se stupnicí 1-5</text:p>
        </text:list-item>
        <text:list-item>
          <text:p text:style-name="P8">1 položka se slovním ohodnocením</text:p>
        </text:list-item>
      </text:list>
      <text:list xml:id="list170343386162093" text:continue-list="list170343380152945" text:style-name="L1">
        <text:list-header>
          <text:p text:style-name="P6"/>
        </text:list-header>
        <text:list-item>
          <text:p text:style-name="P7"><text:span text:style-name="T3">Jaký je způsob přidání poboček?</text:span></text:p>
          <text:p text:style-name="P7">Přidání poboček</text:p>
        </text:list-item>
      </text:list>
      <text:list xml:id="list2960716264682065744" text:style-name="L3">
        <text:list-item>
          <text:p text:style-name="P9">Jen jednou při nasazování systému</text:p>
        </text:list-item>
      </text:list>
      <text:list xml:id="list1441434495460867414" text:style-name="L4">
        <text:list-item>
          <text:p text:style-name="P10">Změny pomocí databázového skriptu</text:p>
          <text:p text:style-name="P10"/>
        </text:list-item>
      </text:list>
      <text:list xml:id="list170343388176482" text:continue-list="list170343386162093" text:style-name="L1">
        <text:list-item>
          <text:p text:style-name="P7"><text:span text:style-name="T3">Jakým způsobem přidávat zaměstnance?</text:span></text:p>
          <text:p text:style-name="P7">Přidání zaměstnanců</text:p>
        </text:list-item>
      </text:list>
      <text:list xml:id="list7612375074962915880" text:style-name="L5">
        <text:list-item>
          <text:p text:style-name="P11">Jednou se přidají při nasazování systému</text:p>
        </text:list-item>
        <text:list-item>
          <text:p text:style-name="P11">Změny se dělají nahráváním dalšího souboru</text:p>
        </text:list-item>
      </text:list>
      <text:list xml:id="list170343389179892" text:continue-list="list170343388176482" text:style-name="L1">
        <text:list-header>
          <text:p text:style-name="P6"/>
        </text:list-header>
        <text:list-item>
          <text:p text:style-name="P7"><text:span text:style-name="T3">Má manažer hodnocení?</text:span></text:p>
          <text:p text:style-name="P7">Manažer</text:p>
        </text:list-item>
      </text:list>
      <text:list xml:id="list2417961347312368157" text:style-name="L6">
        <text:list-item>
          <text:p text:style-name="P12">Nehodnotí se </text:p>
        </text:list-item>
        <text:list-item>
          <text:p text:style-name="P12">Nemá kategorii</text:p>
          <text:p text:style-name="P12"/>
        </text:list-item>
      </text:list>
      <text:list xml:id="list170343391152668" text:continue-list="list170343389179892" text:style-name="L1">
        <text:list-item>
          <text:p text:style-name="P15"><text:span text:style-name="T3">V jakém formátu odesíláme kartu hodnocení zaměstnanců cizím systémům?</text:span></text:p>
          <text:p text:style-name="P15">Formát REST komunikace pro cizí systémy</text:p>
        </text:list-item>
      </text:list>
      <text:list xml:id="list3402677238811345245" text:style-name="L7">
        <text:list-item>
          <text:p text:style-name="P16">JSON</text:p>
        </text:list-item>
        <text:list-item>
          <text:p text:style-name="P16">Ve formátu datum, otázka a hodnocení, pokud je více hodnocení mají být pod sebou</text:p>
          <text:p text:style-name="P16"/>
        </text:list-item>
      </text:list>
      <text:list xml:id="list170343393162878" text:continue-list="list170343391152668" text:style-name="L1">
        <text:list-item>
          <text:p text:style-name="P14">Dohodnutí se na uživatelském prostředí</text:p>
          <text:p text:style-name="P17"/>
        </text:list-item>
      </text:list>
      <text:list xml:id="list7349644854087016885" text:style-name="L8">
        <text:list-header>
          <text:p text:style-name="P13"><text:soft-page-break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6:22:09.047000000</meta:creation-date>
    <dc:date>2015-09-10T17:03:43.339000000</dc:date>
    <meta:editing-duration>PT13M23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2" meta:paragraph-count="41" meta:word-count="166" meta:character-count="995" meta:non-whitespace-character-count="892"/>
  </office:meta>
</office:document-meta>
</file>